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3.92pt" svg:height="311.47pt" svg:x="6316.16pt" svg:y="86.94pt">
            <draw:object draw:notify-on-update-of-ranges="Sheet1.CX1:Sheet1.CX1 Sheet1.CX2:Sheet1.CX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1" table:default-cell-style-name="Default"/>
        <table:table-column table:style-name="co2" table:default-cell-style-name="ce2"/>
        <table:table-row table:style-name="ro1">
          <table:table-cell table:number-columns-repeated="10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V1.0</text:p>
          </table:table-cell>
          <table:table-cell office:value-type="float" office:value="0.082213" calcext:value-type="float">
            <text:p>0.082213</text:p>
          </table:table-cell>
          <table:table-cell office:value-type="float" office:value="0.069701" calcext:value-type="float">
            <text:p>0.069701</text:p>
          </table:table-cell>
          <table:table-cell office:value-type="float" office:value="0.068668" calcext:value-type="float">
            <text:p>0.068668</text:p>
          </table:table-cell>
          <table:table-cell office:value-type="float" office:value="0.068659" calcext:value-type="float">
            <text:p>0.068659</text:p>
          </table:table-cell>
          <table:table-cell office:value-type="float" office:value="0.071723" calcext:value-type="float">
            <text:p>0.071723</text:p>
          </table:table-cell>
          <table:table-cell office:value-type="float" office:value="0.065742" calcext:value-type="float">
            <text:p>0.065742</text:p>
          </table:table-cell>
          <table:table-cell office:value-type="float" office:value="0.07314" calcext:value-type="float">
            <text:p>0.07314</text:p>
          </table:table-cell>
          <table:table-cell office:value-type="float" office:value="0.069032" calcext:value-type="float">
            <text:p>0.069032</text:p>
          </table:table-cell>
          <table:table-cell office:value-type="float" office:value="0.070641" calcext:value-type="float">
            <text:p>0.070641</text:p>
          </table:table-cell>
          <table:table-cell office:value-type="float" office:value="0.069256" calcext:value-type="float">
            <text:p>0.069256</text:p>
          </table:table-cell>
          <table:table-cell office:value-type="float" office:value="0.072088" calcext:value-type="float">
            <text:p>0.072088</text:p>
          </table:table-cell>
          <table:table-cell office:value-type="float" office:value="0.070863" calcext:value-type="float">
            <text:p>0.070863</text:p>
          </table:table-cell>
          <table:table-cell office:value-type="float" office:value="0.070349" calcext:value-type="float">
            <text:p>0.070349</text:p>
          </table:table-cell>
          <table:table-cell office:value-type="float" office:value="0.069184" calcext:value-type="float">
            <text:p>0.069184</text:p>
          </table:table-cell>
          <table:table-cell office:value-type="float" office:value="0.070744" calcext:value-type="float">
            <text:p>0.070744</text:p>
          </table:table-cell>
          <table:table-cell office:value-type="float" office:value="0.071406" calcext:value-type="float">
            <text:p>0.071406</text:p>
          </table:table-cell>
          <table:table-cell office:value-type="float" office:value="0.070751" calcext:value-type="float">
            <text:p>0.070751</text:p>
          </table:table-cell>
          <table:table-cell office:value-type="float" office:value="0.070869" calcext:value-type="float">
            <text:p>0.070869</text:p>
          </table:table-cell>
          <table:table-cell office:value-type="float" office:value="0.071407" calcext:value-type="float">
            <text:p>0.071407</text:p>
          </table:table-cell>
          <table:table-cell office:value-type="float" office:value="0.072258" calcext:value-type="float">
            <text:p>0.072258</text:p>
          </table:table-cell>
          <table:table-cell office:value-type="float" office:value="0.069623" calcext:value-type="float">
            <text:p>0.069623</text:p>
          </table:table-cell>
          <table:table-cell office:value-type="float" office:value="0.067771" calcext:value-type="float">
            <text:p>0.067771</text:p>
          </table:table-cell>
          <table:table-cell office:value-type="float" office:value="0.068304" calcext:value-type="float">
            <text:p>0.068304</text:p>
          </table:table-cell>
          <table:table-cell office:value-type="float" office:value="0.066534" calcext:value-type="float">
            <text:p>0.066534</text:p>
          </table:table-cell>
          <table:table-cell office:value-type="float" office:value="0.066047" calcext:value-type="float">
            <text:p>0.066047</text:p>
          </table:table-cell>
          <table:table-cell office:value-type="float" office:value="0.066888" calcext:value-type="float">
            <text:p>0.066888</text:p>
          </table:table-cell>
          <table:table-cell office:value-type="float" office:value="0.067762" calcext:value-type="float">
            <text:p>0.067762</text:p>
          </table:table-cell>
          <table:table-cell office:value-type="float" office:value="0.06819" calcext:value-type="float">
            <text:p>0.06819</text:p>
          </table:table-cell>
          <table:table-cell office:value-type="float" office:value="0.067251" calcext:value-type="float">
            <text:p>0.067251</text:p>
          </table:table-cell>
          <table:table-cell office:value-type="float" office:value="0.069749" calcext:value-type="float">
            <text:p>0.069749</text:p>
          </table:table-cell>
          <table:table-cell office:value-type="float" office:value="0.067275" calcext:value-type="float">
            <text:p>0.067275</text:p>
          </table:table-cell>
          <table:table-cell office:value-type="float" office:value="0.067907" calcext:value-type="float">
            <text:p>0.067907</text:p>
          </table:table-cell>
          <table:table-cell office:value-type="float" office:value="0.071368" calcext:value-type="float">
            <text:p>0.071368</text:p>
          </table:table-cell>
          <table:table-cell office:value-type="float" office:value="0.073443" calcext:value-type="float">
            <text:p>0.073443</text:p>
          </table:table-cell>
          <table:table-cell office:value-type="float" office:value="0.073626" calcext:value-type="float">
            <text:p>0.073626</text:p>
          </table:table-cell>
          <table:table-cell office:value-type="float" office:value="0.069489" calcext:value-type="float">
            <text:p>0.069489</text:p>
          </table:table-cell>
          <table:table-cell office:value-type="float" office:value="0.069335" calcext:value-type="float">
            <text:p>0.069335</text:p>
          </table:table-cell>
          <table:table-cell office:value-type="float" office:value="0.070542" calcext:value-type="float">
            <text:p>0.070542</text:p>
          </table:table-cell>
          <table:table-cell office:value-type="float" office:value="0.069536" calcext:value-type="float">
            <text:p>0.069536</text:p>
          </table:table-cell>
          <table:table-cell office:value-type="float" office:value="0.069811" calcext:value-type="float">
            <text:p>0.069811</text:p>
          </table:table-cell>
          <table:table-cell office:value-type="float" office:value="0.071184" calcext:value-type="float">
            <text:p>0.071184</text:p>
          </table:table-cell>
          <table:table-cell office:value-type="float" office:value="0.067878" calcext:value-type="float">
            <text:p>0.067878</text:p>
          </table:table-cell>
          <table:table-cell office:value-type="float" office:value="0.069244" calcext:value-type="float">
            <text:p>0.069244</text:p>
          </table:table-cell>
          <table:table-cell office:value-type="float" office:value="0.067966" calcext:value-type="float">
            <text:p>0.067966</text:p>
          </table:table-cell>
          <table:table-cell office:value-type="float" office:value="0.070326" calcext:value-type="float">
            <text:p>0.070326</text:p>
          </table:table-cell>
          <table:table-cell office:value-type="float" office:value="0.07001" calcext:value-type="float">
            <text:p>0.07001</text:p>
          </table:table-cell>
          <table:table-cell office:value-type="float" office:value="0.073514" calcext:value-type="float">
            <text:p>0.073514</text:p>
          </table:table-cell>
          <table:table-cell office:value-type="float" office:value="0.070717" calcext:value-type="float">
            <text:p>0.070717</text:p>
          </table:table-cell>
          <table:table-cell office:value-type="float" office:value="0.066484" calcext:value-type="float">
            <text:p>0.066484</text:p>
          </table:table-cell>
          <table:table-cell office:value-type="float" office:value="0.06736" calcext:value-type="float">
            <text:p>0.06736</text:p>
          </table:table-cell>
          <table:table-cell office:value-type="float" office:value="0.069382" calcext:value-type="float">
            <text:p>0.069382</text:p>
          </table:table-cell>
          <table:table-cell office:value-type="float" office:value="0.069714" calcext:value-type="float">
            <text:p>0.069714</text:p>
          </table:table-cell>
          <table:table-cell office:value-type="float" office:value="0.067525" calcext:value-type="float">
            <text:p>0.067525</text:p>
          </table:table-cell>
          <table:table-cell office:value-type="float" office:value="0.070016" calcext:value-type="float">
            <text:p>0.070016</text:p>
          </table:table-cell>
          <table:table-cell office:value-type="float" office:value="0.071474" calcext:value-type="float">
            <text:p>0.071474</text:p>
          </table:table-cell>
          <table:table-cell office:value-type="float" office:value="0.067657" calcext:value-type="float">
            <text:p>0.067657</text:p>
          </table:table-cell>
          <table:table-cell office:value-type="float" office:value="0.067801" calcext:value-type="float">
            <text:p>0.067801</text:p>
          </table:table-cell>
          <table:table-cell office:value-type="float" office:value="0.068178" calcext:value-type="float">
            <text:p>0.068178</text:p>
          </table:table-cell>
          <table:table-cell office:value-type="float" office:value="0.066168" calcext:value-type="float">
            <text:p>0.066168</text:p>
          </table:table-cell>
          <table:table-cell office:value-type="float" office:value="0.06705" calcext:value-type="float">
            <text:p>0.06705</text:p>
          </table:table-cell>
          <table:table-cell office:value-type="float" office:value="0.069333" calcext:value-type="float">
            <text:p>0.069333</text:p>
          </table:table-cell>
          <table:table-cell office:value-type="float" office:value="0.067827" calcext:value-type="float">
            <text:p>0.067827</text:p>
          </table:table-cell>
          <table:table-cell office:value-type="float" office:value="0.068163" calcext:value-type="float">
            <text:p>0.068163</text:p>
          </table:table-cell>
          <table:table-cell office:value-type="float" office:value="0.067782" calcext:value-type="float">
            <text:p>0.067782</text:p>
          </table:table-cell>
          <table:table-cell office:value-type="float" office:value="0.068077" calcext:value-type="float">
            <text:p>0.068077</text:p>
          </table:table-cell>
          <table:table-cell office:value-type="float" office:value="0.066924" calcext:value-type="float">
            <text:p>0.066924</text:p>
          </table:table-cell>
          <table:table-cell office:value-type="float" office:value="0.066595" calcext:value-type="float">
            <text:p>0.066595</text:p>
          </table:table-cell>
          <table:table-cell office:value-type="float" office:value="0.068356" calcext:value-type="float">
            <text:p>0.068356</text:p>
          </table:table-cell>
          <table:table-cell office:value-type="float" office:value="0.067751" calcext:value-type="float">
            <text:p>0.067751</text:p>
          </table:table-cell>
          <table:table-cell office:value-type="float" office:value="0.070118" calcext:value-type="float">
            <text:p>0.070118</text:p>
          </table:table-cell>
          <table:table-cell office:value-type="float" office:value="0.074923" calcext:value-type="float">
            <text:p>0.074923</text:p>
          </table:table-cell>
          <table:table-cell office:value-type="float" office:value="0.074721" calcext:value-type="float">
            <text:p>0.074721</text:p>
          </table:table-cell>
          <table:table-cell office:value-type="float" office:value="0.069238" calcext:value-type="float">
            <text:p>0.069238</text:p>
          </table:table-cell>
          <table:table-cell office:value-type="float" office:value="0.07031" calcext:value-type="float">
            <text:p>0.07031</text:p>
          </table:table-cell>
          <table:table-cell office:value-type="float" office:value="0.076646" calcext:value-type="float">
            <text:p>0.076646</text:p>
          </table:table-cell>
          <table:table-cell office:value-type="float" office:value="0.069587" calcext:value-type="float">
            <text:p>0.069587</text:p>
          </table:table-cell>
          <table:table-cell office:value-type="float" office:value="0.066009" calcext:value-type="float">
            <text:p>0.066009</text:p>
          </table:table-cell>
          <table:table-cell office:value-type="float" office:value="0.066231" calcext:value-type="float">
            <text:p>0.066231</text:p>
          </table:table-cell>
          <table:table-cell office:value-type="float" office:value="0.067343" calcext:value-type="float">
            <text:p>0.067343</text:p>
          </table:table-cell>
          <table:table-cell office:value-type="float" office:value="0.068491" calcext:value-type="float">
            <text:p>0.068491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066553" calcext:value-type="float">
            <text:p>0.066553</text:p>
          </table:table-cell>
          <table:table-cell office:value-type="float" office:value="0.067471" calcext:value-type="float">
            <text:p>0.067471</text:p>
          </table:table-cell>
          <table:table-cell office:value-type="float" office:value="0.074453" calcext:value-type="float">
            <text:p>0.074453</text:p>
          </table:table-cell>
          <table:table-cell office:value-type="float" office:value="0.073859" calcext:value-type="float">
            <text:p>0.073859</text:p>
          </table:table-cell>
          <table:table-cell office:value-type="float" office:value="0.069684" calcext:value-type="float">
            <text:p>0.069684</text:p>
          </table:table-cell>
          <table:table-cell office:value-type="float" office:value="0.068795" calcext:value-type="float">
            <text:p>0.068795</text:p>
          </table:table-cell>
          <table:table-cell office:value-type="float" office:value="0.066191" calcext:value-type="float">
            <text:p>0.066191</text:p>
          </table:table-cell>
          <table:table-cell office:value-type="float" office:value="0.078606" calcext:value-type="float">
            <text:p>0.078606</text:p>
          </table:table-cell>
          <table:table-cell office:value-type="float" office:value="0.078554" calcext:value-type="float">
            <text:p>0.078554</text:p>
          </table:table-cell>
          <table:table-cell office:value-type="float" office:value="0.069753" calcext:value-type="float">
            <text:p>0.069753</text:p>
          </table:table-cell>
          <table:table-cell office:value-type="float" office:value="0.068488" calcext:value-type="float">
            <text:p>0.068488</text:p>
          </table:table-cell>
          <table:table-cell office:value-type="float" office:value="0.067861" calcext:value-type="float">
            <text:p>0.067861</text:p>
          </table:table-cell>
          <table:table-cell office:value-type="float" office:value="0.068232" calcext:value-type="float">
            <text:p>0.068232</text:p>
          </table:table-cell>
          <table:table-cell office:value-type="float" office:value="0.068998" calcext:value-type="float">
            <text:p>0.068998</text:p>
          </table:table-cell>
          <table:table-cell office:value-type="float" office:value="0.067375" calcext:value-type="float">
            <text:p>0.06737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7146" calcext:value-type="float">
            <text:p>0.07146</text:p>
          </table:table-cell>
          <table:table-cell office:value-type="float" office:value="0.072342" calcext:value-type="float">
            <text:p>0.072342</text:p>
          </table:table-cell>
          <table:table-cell office:value-type="float" office:value="0.065418" calcext:value-type="float">
            <text:p>0.065418</text:p>
          </table:table-cell>
          <table:table-cell table:formula="of:=AVERAGE([.B2:.CW2])" office:value-type="float" office:value="0.06965839" calcext:value-type="float">
            <text:p>0.06965839</text:p>
          </table:table-cell>
        </table:table-row>
        <table:table-row table:style-name="ro1">
          <table:table-cell office:value-type="string" calcext:value-type="string">
            <text:p>V2.0</text:p>
          </table:table-cell>
          <table:table-cell office:value-type="float" office:value="0.054547" calcext:value-type="float">
            <text:p>0.054547</text:p>
          </table:table-cell>
          <table:table-cell office:value-type="float" office:value="0.053763" calcext:value-type="float">
            <text:p>0.053763</text:p>
          </table:table-cell>
          <table:table-cell office:value-type="float" office:value="0.052542" calcext:value-type="float">
            <text:p>0.052542</text:p>
          </table:table-cell>
          <table:table-cell office:value-type="float" office:value="0.051283" calcext:value-type="float">
            <text:p>0.051283</text:p>
          </table:table-cell>
          <table:table-cell office:value-type="float" office:value="0.052859" calcext:value-type="float">
            <text:p>0.052859</text:p>
          </table:table-cell>
          <table:table-cell office:value-type="float" office:value="0.051638" calcext:value-type="float">
            <text:p>0.051638</text:p>
          </table:table-cell>
          <table:table-cell office:value-type="float" office:value="0.054954" calcext:value-type="float">
            <text:p>0.054954</text:p>
          </table:table-cell>
          <table:table-cell office:value-type="float" office:value="0.051431" calcext:value-type="float">
            <text:p>0.051431</text:p>
          </table:table-cell>
          <table:table-cell office:value-type="float" office:value="0.051781" calcext:value-type="float">
            <text:p>0.051781</text:p>
          </table:table-cell>
          <table:table-cell office:value-type="float" office:value="0.051712" calcext:value-type="float">
            <text:p>0.051712</text:p>
          </table:table-cell>
          <table:table-cell office:value-type="float" office:value="0.061056" calcext:value-type="float">
            <text:p>0.061056</text:p>
          </table:table-cell>
          <table:table-cell office:value-type="float" office:value="0.058888" calcext:value-type="float">
            <text:p>0.058888</text:p>
          </table:table-cell>
          <table:table-cell office:value-type="float" office:value="0.051535" calcext:value-type="float">
            <text:p>0.051535</text:p>
          </table:table-cell>
          <table:table-cell office:value-type="float" office:value="0.051654" calcext:value-type="float">
            <text:p>0.05165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1792" calcext:value-type="float">
            <text:p>0.051792</text:p>
          </table:table-cell>
          <table:table-cell office:value-type="float" office:value="0.054452" calcext:value-type="float">
            <text:p>0.054452</text:p>
          </table:table-cell>
          <table:table-cell office:value-type="float" office:value="0.05584" calcext:value-type="float">
            <text:p>0.05584</text:p>
          </table:table-cell>
          <table:table-cell office:value-type="float" office:value="0.050294" calcext:value-type="float">
            <text:p>0.050294</text:p>
          </table:table-cell>
          <table:table-cell office:value-type="float" office:value="0.050973" calcext:value-type="float">
            <text:p>0.050973</text:p>
          </table:table-cell>
          <table:table-cell office:value-type="float" office:value="0.055705" calcext:value-type="float">
            <text:p>0.055705</text:p>
          </table:table-cell>
          <table:table-cell office:value-type="float" office:value="0.051009" calcext:value-type="float">
            <text:p>0.051009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0.055755" calcext:value-type="float">
            <text:p>0.055755</text:p>
          </table:table-cell>
          <table:table-cell office:value-type="float" office:value="0.05182" calcext:value-type="float">
            <text:p>0.05182</text:p>
          </table:table-cell>
          <table:table-cell office:value-type="float" office:value="0.052678" calcext:value-type="float">
            <text:p>0.052678</text:p>
          </table:table-cell>
          <table:table-cell office:value-type="float" office:value="0.056998" calcext:value-type="float">
            <text:p>0.056998</text:p>
          </table:table-cell>
          <table:table-cell office:value-type="float" office:value="0.051604" calcext:value-type="float">
            <text:p>0.051604</text:p>
          </table:table-cell>
          <table:table-cell office:value-type="float" office:value="0.053131" calcext:value-type="float">
            <text:p>0.053131</text:p>
          </table:table-cell>
          <table:table-cell office:value-type="float" office:value="0.053622" calcext:value-type="float">
            <text:p>0.053622</text:p>
          </table:table-cell>
          <table:table-cell office:value-type="float" office:value="0.052163" calcext:value-type="float">
            <text:p>0.052163</text:p>
          </table:table-cell>
          <table:table-cell office:value-type="float" office:value="0.053588" calcext:value-type="float">
            <text:p>0.053588</text:p>
          </table:table-cell>
          <table:table-cell office:value-type="float" office:value="0.052174" calcext:value-type="float">
            <text:p>0.052174</text:p>
          </table:table-cell>
          <table:table-cell office:value-type="float" office:value="0.052172" calcext:value-type="float">
            <text:p>0.052172</text:p>
          </table:table-cell>
          <table:table-cell office:value-type="float" office:value="0.05531" calcext:value-type="float">
            <text:p>0.05531</text:p>
          </table:table-cell>
          <table:table-cell office:value-type="float" office:value="0.051766" calcext:value-type="float">
            <text:p>0.051766</text:p>
          </table:table-cell>
          <table:table-cell office:value-type="float" office:value="0.053614" calcext:value-type="float">
            <text:p>0.053614</text:p>
          </table:table-cell>
          <table:table-cell office:value-type="float" office:value="0.053312" calcext:value-type="float">
            <text:p>0.053312</text:p>
          </table:table-cell>
          <table:table-cell office:value-type="float" office:value="0.05213" calcext:value-type="float">
            <text:p>0.05213</text:p>
          </table:table-cell>
          <table:table-cell office:value-type="float" office:value="0.053889" calcext:value-type="float">
            <text:p>0.053889</text:p>
          </table:table-cell>
          <table:table-cell office:value-type="float" office:value="0.054216" calcext:value-type="float">
            <text:p>0.054216</text:p>
          </table:table-cell>
          <table:table-cell office:value-type="float" office:value="0.05284" calcext:value-type="float">
            <text:p>0.05284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2891" calcext:value-type="float">
            <text:p>0.052891</text:p>
          </table:table-cell>
          <table:table-cell office:value-type="float" office:value="0.051384" calcext:value-type="float">
            <text:p>0.051384</text:p>
          </table:table-cell>
          <table:table-cell office:value-type="float" office:value="0.059669" calcext:value-type="float">
            <text:p>0.059669</text:p>
          </table:table-cell>
          <table:table-cell office:value-type="float" office:value="0.05167" calcext:value-type="float">
            <text:p>0.05167</text:p>
          </table:table-cell>
          <table:table-cell office:value-type="float" office:value="0.054692" calcext:value-type="float">
            <text:p>0.054692</text:p>
          </table:table-cell>
          <table:table-cell office:value-type="float" office:value="0.053341" calcext:value-type="float">
            <text:p>0.053341</text:p>
          </table:table-cell>
          <table:table-cell office:value-type="float" office:value="0.052525" calcext:value-type="float">
            <text:p>0.052525</text:p>
          </table:table-cell>
          <table:table-cell office:value-type="float" office:value="0.051885" calcext:value-type="float">
            <text:p>0.051885</text:p>
          </table:table-cell>
          <table:table-cell office:value-type="float" office:value="0.055641" calcext:value-type="float">
            <text:p>0.055641</text:p>
          </table:table-cell>
          <table:table-cell office:value-type="float" office:value="0.052346" calcext:value-type="float">
            <text:p>0.052346</text:p>
          </table:table-cell>
          <table:table-cell office:value-type="float" office:value="0.052073" calcext:value-type="float">
            <text:p>0.052073</text:p>
          </table:table-cell>
          <table:table-cell office:value-type="float" office:value="0.053208" calcext:value-type="float">
            <text:p>0.053208</text:p>
          </table:table-cell>
          <table:table-cell office:value-type="float" office:value="0.054087" calcext:value-type="float">
            <text:p>0.054087</text:p>
          </table:table-cell>
          <table:table-cell office:value-type="float" office:value="0.055728" calcext:value-type="float">
            <text:p>0.055728</text:p>
          </table:table-cell>
          <table:table-cell office:value-type="float" office:value="0.053924" calcext:value-type="float">
            <text:p>0.053924</text:p>
          </table:table-cell>
          <table:table-cell office:value-type="float" office:value="0.053418" calcext:value-type="float">
            <text:p>0.053418</text:p>
          </table:table-cell>
          <table:table-cell office:value-type="float" office:value="0.058174" calcext:value-type="float">
            <text:p>0.058174</text:p>
          </table:table-cell>
          <table:table-cell office:value-type="float" office:value="0.053467" calcext:value-type="float">
            <text:p>0.053467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0.051999" calcext:value-type="float">
            <text:p>0.051999</text:p>
          </table:table-cell>
          <table:table-cell office:value-type="float" office:value="0.054992" calcext:value-type="float">
            <text:p>0.054992</text:p>
          </table:table-cell>
          <table:table-cell office:value-type="float" office:value="0.050576" calcext:value-type="float">
            <text:p>0.050576</text:p>
          </table:table-cell>
          <table:table-cell office:value-type="float" office:value="0.055931" calcext:value-type="float">
            <text:p>0.055931</text:p>
          </table:table-cell>
          <table:table-cell office:value-type="float" office:value="0.054485" calcext:value-type="float">
            <text:p>0.054485</text:p>
          </table:table-cell>
          <table:table-cell office:value-type="float" office:value="0.051955" calcext:value-type="float">
            <text:p>0.051955</text:p>
          </table:table-cell>
          <table:table-cell office:value-type="float" office:value="0.055486" calcext:value-type="float">
            <text:p>0.055486</text:p>
          </table:table-cell>
          <table:table-cell office:value-type="float" office:value="0.058224" calcext:value-type="float">
            <text:p>0.058224</text:p>
          </table:table-cell>
          <table:table-cell office:value-type="float" office:value="0.055514" calcext:value-type="float">
            <text:p>0.055514</text:p>
          </table:table-cell>
          <table:table-cell office:value-type="float" office:value="0.054856" calcext:value-type="float">
            <text:p>0.054856</text:p>
          </table:table-cell>
          <table:table-cell office:value-type="float" office:value="0.050548" calcext:value-type="float">
            <text:p>0.050548</text:p>
          </table:table-cell>
          <table:table-cell office:value-type="float" office:value="0.052298" calcext:value-type="float">
            <text:p>0.052298</text:p>
          </table:table-cell>
          <table:table-cell office:value-type="float" office:value="0.054032" calcext:value-type="float">
            <text:p>0.054032</text:p>
          </table:table-cell>
          <table:table-cell office:value-type="float" office:value="0.054711" calcext:value-type="float">
            <text:p>0.054711</text:p>
          </table:table-cell>
          <table:table-cell office:value-type="float" office:value="0.052933" calcext:value-type="float">
            <text:p>0.052933</text:p>
          </table:table-cell>
          <table:table-cell office:value-type="float" office:value="0.065101" calcext:value-type="float">
            <text:p>0.065101</text:p>
          </table:table-cell>
          <table:table-cell office:value-type="float" office:value="0.063581" calcext:value-type="float">
            <text:p>0.063581</text:p>
          </table:table-cell>
          <table:table-cell office:value-type="float" office:value="0.058469" calcext:value-type="float">
            <text:p>0.058469</text:p>
          </table:table-cell>
          <table:table-cell office:value-type="float" office:value="0.061589" calcext:value-type="float">
            <text:p>0.061589</text:p>
          </table:table-cell>
          <table:table-cell office:value-type="float" office:value="0.057141" calcext:value-type="float">
            <text:p>0.057141</text:p>
          </table:table-cell>
          <table:table-cell office:value-type="float" office:value="0.065132" calcext:value-type="float">
            <text:p>0.065132</text:p>
          </table:table-cell>
          <table:table-cell office:value-type="float" office:value="0.057229" calcext:value-type="float">
            <text:p>0.057229</text:p>
          </table:table-cell>
          <table:table-cell office:value-type="float" office:value="0.061474" calcext:value-type="float">
            <text:p>0.061474</text:p>
          </table:table-cell>
          <table:table-cell office:value-type="float" office:value="0.05762" calcext:value-type="float">
            <text:p>0.05762</text:p>
          </table:table-cell>
          <table:table-cell office:value-type="float" office:value="0.053107" calcext:value-type="float">
            <text:p>0.053107</text:p>
          </table:table-cell>
          <table:table-cell office:value-type="float" office:value="0.054836" calcext:value-type="float">
            <text:p>0.054836</text:p>
          </table:table-cell>
          <table:table-cell office:value-type="float" office:value="0.05491" calcext:value-type="float">
            <text:p>0.05491</text:p>
          </table:table-cell>
          <table:table-cell office:value-type="float" office:value="0.055294" calcext:value-type="float">
            <text:p>0.055294</text:p>
          </table:table-cell>
          <table:table-cell office:value-type="float" office:value="0.057001" calcext:value-type="float">
            <text:p>0.057001</text:p>
          </table:table-cell>
          <table:table-cell office:value-type="float" office:value="0.055329" calcext:value-type="float">
            <text:p>0.055329</text:p>
          </table:table-cell>
          <table:table-cell office:value-type="float" office:value="0.052893" calcext:value-type="float">
            <text:p>0.052893</text:p>
          </table:table-cell>
          <table:table-cell office:value-type="float" office:value="0.051889" calcext:value-type="float">
            <text:p>0.051889</text:p>
          </table:table-cell>
          <table:table-cell office:value-type="float" office:value="0.050995" calcext:value-type="float">
            <text:p>0.050995</text:p>
          </table:table-cell>
          <table:table-cell office:value-type="float" office:value="0.05297" calcext:value-type="float">
            <text:p>0.05297</text:p>
          </table:table-cell>
          <table:table-cell office:value-type="float" office:value="0.051779" calcext:value-type="float">
            <text:p>0.051779</text:p>
          </table:table-cell>
          <table:table-cell office:value-type="float" office:value="0.053594" calcext:value-type="float">
            <text:p>0.053594</text:p>
          </table:table-cell>
          <table:table-cell office:value-type="float" office:value="0.053487" calcext:value-type="float">
            <text:p>0.053487</text:p>
          </table:table-cell>
          <table:table-cell office:value-type="float" office:value="0.054975" calcext:value-type="float">
            <text:p>0.054975</text:p>
          </table:table-cell>
          <table:table-cell table:formula="of:=AVERAGE([.B3:.CW3])" office:value-type="float" office:value="0.05428469" calcext:value-type="float">
            <text:p>0.05428469</text:p>
          </table:table-cell>
        </table:table-row>
        <table:table-row table:style-name="ro1">
          <table:table-cell office:value-type="string" calcext:value-type="string">
            <text:p>V2.1</text:p>
          </table:table-cell>
          <table:table-cell office:value-type="float" office:value="0.067238" calcext:value-type="float">
            <text:p>0.067238</text:p>
          </table:table-cell>
          <table:table-cell office:value-type="float" office:value="0.050371" calcext:value-type="float">
            <text:p>0.050371</text:p>
          </table:table-cell>
          <table:table-cell office:value-type="float" office:value="0.053398" calcext:value-type="float">
            <text:p>0.053398</text:p>
          </table:table-cell>
          <table:table-cell office:value-type="float" office:value="0.049894" calcext:value-type="float">
            <text:p>0.049894</text:p>
          </table:table-cell>
          <table:table-cell office:value-type="float" office:value="0.052061" calcext:value-type="float">
            <text:p>0.052061</text:p>
          </table:table-cell>
          <table:table-cell office:value-type="float" office:value="0.053847" calcext:value-type="float">
            <text:p>0.053847</text:p>
          </table:table-cell>
          <table:table-cell office:value-type="float" office:value="0.050886" calcext:value-type="float">
            <text:p>0.050886</text:p>
          </table:table-cell>
          <table:table-cell office:value-type="float" office:value="0.052777" calcext:value-type="float">
            <text:p>0.052777</text:p>
          </table:table-cell>
          <table:table-cell office:value-type="float" office:value="0.054577" calcext:value-type="float">
            <text:p>0.054577</text:p>
          </table:table-cell>
          <table:table-cell office:value-type="float" office:value="0.050591" calcext:value-type="float">
            <text:p>0.050591</text:p>
          </table:table-cell>
          <table:table-cell office:value-type="float" office:value="0.051731" calcext:value-type="float">
            <text:p>0.051731</text:p>
          </table:table-cell>
          <table:table-cell office:value-type="float" office:value="0.049622" calcext:value-type="float">
            <text:p>0.049622</text:p>
          </table:table-cell>
          <table:table-cell office:value-type="float" office:value="0.049072" calcext:value-type="float">
            <text:p>0.049072</text:p>
          </table:table-cell>
          <table:table-cell office:value-type="float" office:value="0.049826" calcext:value-type="float">
            <text:p>0.049826</text:p>
          </table:table-cell>
          <table:table-cell office:value-type="float" office:value="0.052334" calcext:value-type="float">
            <text:p>0.052334</text:p>
          </table:table-cell>
          <table:table-cell office:value-type="float" office:value="0.050317" calcext:value-type="float">
            <text:p>0.050317</text:p>
          </table:table-cell>
          <table:table-cell office:value-type="float" office:value="0.058829" calcext:value-type="float">
            <text:p>0.058829</text:p>
          </table:table-cell>
          <table:table-cell office:value-type="float" office:value="0.05319" calcext:value-type="float">
            <text:p>0.05319</text:p>
          </table:table-cell>
          <table:table-cell office:value-type="float" office:value="0.051493" calcext:value-type="float">
            <text:p>0.051493</text:p>
          </table:table-cell>
          <table:table-cell office:value-type="float" office:value="0.052156" calcext:value-type="float">
            <text:p>0.052156</text:p>
          </table:table-cell>
          <table:table-cell office:value-type="float" office:value="0.051893" calcext:value-type="float">
            <text:p>0.051893</text:p>
          </table:table-cell>
          <table:table-cell office:value-type="float" office:value="0.054959" calcext:value-type="float">
            <text:p>0.054959</text:p>
          </table:table-cell>
          <table:table-cell office:value-type="float" office:value="0.052379" calcext:value-type="float">
            <text:p>0.052379</text:p>
          </table:table-cell>
          <table:table-cell office:value-type="float" office:value="0.050914" calcext:value-type="float">
            <text:p>0.050914</text:p>
          </table:table-cell>
          <table:table-cell office:value-type="float" office:value="0.051217" calcext:value-type="float">
            <text:p>0.051217</text:p>
          </table:table-cell>
          <table:table-cell office:value-type="float" office:value="0.050408" calcext:value-type="float">
            <text:p>0.050408</text:p>
          </table:table-cell>
          <table:table-cell office:value-type="float" office:value="0.053007" calcext:value-type="float">
            <text:p>0.053007</text:p>
          </table:table-cell>
          <table:table-cell office:value-type="float" office:value="0.05086" calcext:value-type="float">
            <text:p>0.05086</text:p>
          </table:table-cell>
          <table:table-cell office:value-type="float" office:value="0.050337" calcext:value-type="float">
            <text:p>0.050337</text:p>
          </table:table-cell>
          <table:table-cell office:value-type="float" office:value="0.051809" calcext:value-type="float">
            <text:p>0.051809</text:p>
          </table:table-cell>
          <table:table-cell office:value-type="float" office:value="0.050358" calcext:value-type="float">
            <text:p>0.050358</text:p>
          </table:table-cell>
          <table:table-cell office:value-type="float" office:value="0.051092" calcext:value-type="float">
            <text:p>0.051092</text:p>
          </table:table-cell>
          <table:table-cell office:value-type="float" office:value="0.050963" calcext:value-type="float">
            <text:p>0.050963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051353" calcext:value-type="float">
            <text:p>0.051353</text:p>
          </table:table-cell>
          <table:table-cell office:value-type="float" office:value="0.051162" calcext:value-type="float">
            <text:p>0.051162</text:p>
          </table:table-cell>
          <table:table-cell office:value-type="float" office:value="0.051708" calcext:value-type="float">
            <text:p>0.051708</text:p>
          </table:table-cell>
          <table:table-cell office:value-type="float" office:value="0.052075" calcext:value-type="float">
            <text:p>0.052075</text:p>
          </table:table-cell>
          <table:table-cell office:value-type="float" office:value="0.051004" calcext:value-type="float">
            <text:p>0.051004</text:p>
          </table:table-cell>
          <table:table-cell office:value-type="float" office:value="0.050061" calcext:value-type="float">
            <text:p>0.050061</text:p>
          </table:table-cell>
          <table:table-cell office:value-type="float" office:value="0.049999" calcext:value-type="float">
            <text:p>0.049999</text:p>
          </table:table-cell>
          <table:table-cell office:value-type="float" office:value="0.051304" calcext:value-type="float">
            <text:p>0.051304</text:p>
          </table:table-cell>
          <table:table-cell office:value-type="float" office:value="0.053218" calcext:value-type="float">
            <text:p>0.053218</text:p>
          </table:table-cell>
          <table:table-cell office:value-type="float" office:value="0.054583" calcext:value-type="float">
            <text:p>0.054583</text:p>
          </table:table-cell>
          <table:table-cell office:value-type="float" office:value="0.051227" calcext:value-type="float">
            <text:p>0.051227</text:p>
          </table:table-cell>
          <table:table-cell office:value-type="float" office:value="0.051482" calcext:value-type="float">
            <text:p>0.051482</text:p>
          </table:table-cell>
          <table:table-cell office:value-type="float" office:value="0.052421" calcext:value-type="float">
            <text:p>0.052421</text:p>
          </table:table-cell>
          <table:table-cell office:value-type="float" office:value="0.050797" calcext:value-type="float">
            <text:p>0.050797</text:p>
          </table:table-cell>
          <table:table-cell office:value-type="float" office:value="0.050999" calcext:value-type="float">
            <text:p>0.050999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0414" calcext:value-type="float">
            <text:p>0.050414</text:p>
          </table:table-cell>
          <table:table-cell office:value-type="float" office:value="0.051845" calcext:value-type="float">
            <text:p>0.051845</text:p>
          </table:table-cell>
          <table:table-cell office:value-type="float" office:value="0.053834" calcext:value-type="float">
            <text:p>0.053834</text:p>
          </table:table-cell>
          <table:table-cell office:value-type="float" office:value="0.049652" calcext:value-type="float">
            <text:p>0.049652</text:p>
          </table:table-cell>
          <table:table-cell office:value-type="float" office:value="0.051753" calcext:value-type="float">
            <text:p>0.051753</text:p>
          </table:table-cell>
          <table:table-cell office:value-type="float" office:value="0.056168" calcext:value-type="float">
            <text:p>0.056168</text:p>
          </table:table-cell>
          <table:table-cell office:value-type="float" office:value="0.053082" calcext:value-type="float">
            <text:p>0.053082</text:p>
          </table:table-cell>
          <table:table-cell office:value-type="float" office:value="0.051656" calcext:value-type="float">
            <text:p>0.051656</text:p>
          </table:table-cell>
          <table:table-cell office:value-type="float" office:value="0.058754" calcext:value-type="float">
            <text:p>0.058754</text:p>
          </table:table-cell>
          <table:table-cell office:value-type="float" office:value="0.051786" calcext:value-type="float">
            <text:p>0.051786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53167" calcext:value-type="float">
            <text:p>0.053167</text:p>
          </table:table-cell>
          <table:table-cell office:value-type="float" office:value="0.051387" calcext:value-type="float">
            <text:p>0.051387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986" calcext:value-type="float">
            <text:p>0.051986</text:p>
          </table:table-cell>
          <table:table-cell office:value-type="float" office:value="0.051378" calcext:value-type="float">
            <text:p>0.051378</text:p>
          </table:table-cell>
          <table:table-cell office:value-type="float" office:value="0.050923" calcext:value-type="float">
            <text:p>0.050923</text:p>
          </table:table-cell>
          <table:table-cell office:value-type="float" office:value="0.051554" calcext:value-type="float">
            <text:p>0.051554</text:p>
          </table:table-cell>
          <table:table-cell office:value-type="float" office:value="0.051246" calcext:value-type="float">
            <text:p>0.051246</text:p>
          </table:table-cell>
          <table:table-cell office:value-type="float" office:value="0.050806" calcext:value-type="float">
            <text:p>0.050806</text:p>
          </table:table-cell>
          <table:table-cell office:value-type="float" office:value="0.049845" calcext:value-type="float">
            <text:p>0.049845</text:p>
          </table:table-cell>
          <table:table-cell office:value-type="float" office:value="0.050557" calcext:value-type="float">
            <text:p>0.050557</text:p>
          </table:table-cell>
          <table:table-cell office:value-type="float" office:value="0.050971" calcext:value-type="float">
            <text:p>0.050971</text:p>
          </table:table-cell>
          <table:table-cell office:value-type="float" office:value="0.051065" calcext:value-type="float">
            <text:p>0.051065</text:p>
          </table:table-cell>
          <table:table-cell office:value-type="float" office:value="0.052244" calcext:value-type="float">
            <text:p>0.052244</text:p>
          </table:table-cell>
          <table:table-cell office:value-type="float" office:value="0.051031" calcext:value-type="float">
            <text:p>0.051031</text:p>
          </table:table-cell>
          <table:table-cell office:value-type="float" office:value="0.052031" calcext:value-type="float">
            <text:p>0.052031</text:p>
          </table:table-cell>
          <table:table-cell office:value-type="float" office:value="0.054486" calcext:value-type="float">
            <text:p>0.054486</text:p>
          </table:table-cell>
          <table:table-cell office:value-type="float" office:value="0.052695" calcext:value-type="float">
            <text:p>0.052695</text:p>
          </table:table-cell>
          <table:table-cell office:value-type="float" office:value="0.052848" calcext:value-type="float">
            <text:p>0.052848</text:p>
          </table:table-cell>
          <table:table-cell office:value-type="float" office:value="0.052831" calcext:value-type="float">
            <text:p>0.052831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50991" calcext:value-type="float">
            <text:p>0.050991</text:p>
          </table:table-cell>
          <table:table-cell office:value-type="float" office:value="0.052036" calcext:value-type="float">
            <text:p>0.052036</text:p>
          </table:table-cell>
          <table:table-cell office:value-type="float" office:value="0.056057" calcext:value-type="float">
            <text:p>0.056057</text:p>
          </table:table-cell>
          <table:table-cell office:value-type="float" office:value="0.055078" calcext:value-type="float">
            <text:p>0.055078</text:p>
          </table:table-cell>
          <table:table-cell office:value-type="float" office:value="0.051531" calcext:value-type="float">
            <text:p>0.051531</text:p>
          </table:table-cell>
          <table:table-cell office:value-type="float" office:value="0.052413" calcext:value-type="float">
            <text:p>0.052413</text:p>
          </table:table-cell>
          <table:table-cell office:value-type="float" office:value="0.050579" calcext:value-type="float">
            <text:p>0.050579</text:p>
          </table:table-cell>
          <table:table-cell office:value-type="float" office:value="0.050479" calcext:value-type="float">
            <text:p>0.050479</text:p>
          </table:table-cell>
          <table:table-cell office:value-type="float" office:value="0.051192" calcext:value-type="float">
            <text:p>0.051192</text:p>
          </table:table-cell>
          <table:table-cell office:value-type="float" office:value="0.050348" calcext:value-type="float">
            <text:p>0.050348</text:p>
          </table:table-cell>
          <table:table-cell office:value-type="float" office:value="0.051473" calcext:value-type="float">
            <text:p>0.051473</text:p>
          </table:table-cell>
          <table:table-cell office:value-type="float" office:value="0.050398" calcext:value-type="float">
            <text:p>0.050398</text:p>
          </table:table-cell>
          <table:table-cell office:value-type="float" office:value="0.050539" calcext:value-type="float">
            <text:p>0.050539</text:p>
          </table:table-cell>
          <table:table-cell office:value-type="float" office:value="0.054289" calcext:value-type="float">
            <text:p>0.054289</text:p>
          </table:table-cell>
          <table:table-cell office:value-type="float" office:value="0.05192" calcext:value-type="float">
            <text:p>0.05192</text:p>
          </table:table-cell>
          <table:table-cell office:value-type="float" office:value="0.050337" calcext:value-type="float">
            <text:p>0.050337</text:p>
          </table:table-cell>
          <table:table-cell office:value-type="float" office:value="0.054365" calcext:value-type="float">
            <text:p>0.054365</text:p>
          </table:table-cell>
          <table:table-cell table:formula="of:=AVERAGE([.B4:.CW4])" office:value-type="float" office:value="0.05206684" calcext:value-type="float">
            <text:p>0.05206684</text:p>
          </table:table-cell>
        </table:table-row>
        <table:table-row table:style-name="ro1">
          <table:table-cell office:value-type="string" calcext:value-type="string">
            <text:p>V3.0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0.005196" calcext:value-type="float">
            <text:p>0.005196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0.005052" calcext:value-type="float">
            <text:p>0.005052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0.009149" calcext:value-type="float">
            <text:p>0.009149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05611" calcext:value-type="float">
            <text:p>0.005611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5547" calcext:value-type="float">
            <text:p>0.005547</text:p>
          </table:table-cell>
          <table:table-cell office:value-type="float" office:value="0.005675" calcext:value-type="float">
            <text:p>0.005675</text:p>
          </table:table-cell>
          <table:table-cell office:value-type="float" office:value="0.006688" calcext:value-type="float">
            <text:p>0.006688</text:p>
          </table:table-cell>
          <table:table-cell office:value-type="float" office:value="0.005837" calcext:value-type="float">
            <text:p>0.005837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.00575" calcext:value-type="float">
            <text:p>0.00575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04889" calcext:value-type="float">
            <text:p>0.004889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0.004747" calcext:value-type="float">
            <text:p>0.004747</text:p>
          </table:table-cell>
          <table:table-cell office:value-type="float" office:value="0.009667" calcext:value-type="float">
            <text:p>0.009667</text:p>
          </table:table-cell>
          <table:table-cell office:value-type="float" office:value="0.005049" calcext:value-type="float">
            <text:p>0.005049</text:p>
          </table:table-cell>
          <table:table-cell office:value-type="float" office:value="0.005071" calcext:value-type="float">
            <text:p>0.005071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4814" calcext:value-type="float">
            <text:p>0.004814</text:p>
          </table:table-cell>
          <table:table-cell office:value-type="float" office:value="0.005725" calcext:value-type="float">
            <text:p>0.005725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0.004874" calcext:value-type="float">
            <text:p>0.004874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0.005004" calcext:value-type="float">
            <text:p>0.005004</text:p>
          </table:table-cell>
          <table:table-cell office:value-type="float" office:value="0.004748" calcext:value-type="float">
            <text:p>0.004748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0.006132" calcext:value-type="float">
            <text:p>0.006132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.004987" calcext:value-type="float">
            <text:p>0.004987</text:p>
          </table:table-cell>
          <table:table-cell office:value-type="float" office:value="0.005185" calcext:value-type="float">
            <text:p>0.005185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.005292" calcext:value-type="float">
            <text:p>0.005292</text:p>
          </table:table-cell>
          <table:table-cell office:value-type="float" office:value="0.005043" calcext:value-type="float">
            <text:p>0.005043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0.006284" calcext:value-type="float">
            <text:p>0.006284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6494" calcext:value-type="float">
            <text:p>0.006494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08714" calcext:value-type="float">
            <text:p>0.008714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5833" calcext:value-type="float">
            <text:p>0.005833</text:p>
          </table:table-cell>
          <table:table-cell office:value-type="float" office:value="0.005107" calcext:value-type="float">
            <text:p>0.005107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005429" calcext:value-type="float">
            <text:p>0.005429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0.004799" calcext:value-type="float">
            <text:p>0.004799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0.006005" calcext:value-type="float">
            <text:p>0.006005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05467" calcext:value-type="float">
            <text:p>0.005467</text:p>
          </table:table-cell>
          <table:table-cell office:value-type="float" office:value="0.005688" calcext:value-type="float">
            <text:p>0.005688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5036" calcext:value-type="float">
            <text:p>0.005036</text:p>
          </table:table-cell>
          <table:table-cell office:value-type="float" office:value="0.005145" calcext:value-type="float">
            <text:p>0.005145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0.005425" calcext:value-type="float">
            <text:p>0.005425</text:p>
          </table:table-cell>
          <table:table-cell office:value-type="float" office:value="0.005357" calcext:value-type="float">
            <text:p>0.005357</text:p>
          </table:table-cell>
          <table:table-cell office:value-type="float" office:value="0.012101" calcext:value-type="float">
            <text:p>0.012101</text:p>
          </table:table-cell>
          <table:table-cell office:value-type="float" office:value="0.005347" calcext:value-type="float">
            <text:p>0.005347</text:p>
          </table:table-cell>
          <table:table-cell office:value-type="float" office:value="0.006016" calcext:value-type="float">
            <text:p>0.006016</text:p>
          </table:table-cell>
          <table:table-cell table:formula="of:=AVERAGE([.B5:.CW5])" office:value-type="float" office:value="0.00567974" calcext:value-type="float">
            <text:p>0.00567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1:50:30.918627178</meta:creation-date>
    <dc:date>2019-04-05T14:56:26.317148280</dc:date>
    <meta:editing-duration>PT2H55M41S</meta:editing-duration>
    <meta:editing-cycles>7</meta:editing-cycles>
    <meta:generator>LibreOffice/6.1.5.2$Linux_X86_64 LibreOffice_project/10$Build-2</meta:generator>
    <meta:document-statistic meta:table-count="1" meta:cell-count="4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42cm" svg:height="10.989cm" xlink:href=".." xlink:type="simple" chart:class="chart:bar" chart:style-name="ch1">
        <chart:title svg:x="5.719cm" svg:y="0.355cm" chart:style-name="ch2">
          <text:p>Execution time in function of the release</text:p>
        </chart:title>
        <chart:legend chart:legend-position="end" svg:x="17.517cm" svg:y="5.195cm" style:legend-expansion="high" chart:style-name="ch3"/>
        <chart:plot-area chart:style-name="ch4" table:cell-range-address="Sheet1.CX1:Sheet1.CX5" chart:data-source-has-labels="row" svg:x="1.401cm" svg:y="1.353cm" svg:width="15.726cm" svg:height="8.436cm">
          <chartooo:coordinate-region svg:x="1.837cm" svg:y="1.353cm" svg:width="14.958cm" svg:height="7.789cm"/>
          <chart:axis chart:dimension="x" chart:name="primary-x" chart:style-name="ch5">
            <chart:title svg:x="0.451cm" svg:y="6.237cm" chart:style-name="ch6">
              <text:p>Release</text:p>
            </chart:title>
          </chart:axis>
          <chart:axis chart:dimension="y" chart:name="primary-y" chart:style-name="ch7">
            <chart:title svg:x="8.148cm" svg:y="10.008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CX2:Sheet1.CX5" chart:label-cell-address="Sheet1.CX1:Sheet1.CX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CX1:Sheet1.C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965839">
                <text:p>0.06965839</text:p>
                <draw:g>
                  <svg:desc>Sheet1.CX2:Sheet1.CX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28469">
                <text:p>0.05428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6684">
                <text:p>0.0520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7974">
                <text:p>0.00567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